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815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3.131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4.03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2.641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ampi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default-cell-style-name="ce12"/>
        <table:table-column table:style-name="co7" table:number-columns-repeated="2" table:default-cell-style-name="ce12"/>
        <table:table-column table:style-name="co8" table:number-columns-repeated="2" table:default-cell-style-name="ce12"/>
        <table:table-column table:style-name="co9" table:number-columns-repeated="3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9" table:default-cell-style-name="ce12"/>
        <table:table-column table:style-name="co8" table:number-columns-repeated="2" table:default-cell-style-name="ce12"/>
        <table:table-column table:style-name="co13" table:number-columns-repeated="2" table:default-cell-style-name="ce12"/>
        <table:table-column table:style-name="co14" table:default-cell-style-name="ce12"/>
        <table:table-column table:style-name="co13" table:default-cell-style-name="ce12"/>
        <table:table-column table:style-name="co8" table:number-columns-repeated="8" table:default-cell-style-name="ce12"/>
        <table:table-column table:style-name="co15" table:default-cell-style-name="ce12"/>
        <table:table-column table:style-name="co15" table:number-columns-repeated="993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4" office:value-type="string" calcext:value-type="string">
            <text:p>code</text:p>
          </table:table-cell>
          <table:table-cell table:style-name="ce11" office:value-type="string" calcext:value-type="string">
            <text:p>clé</text:p>
          </table:table-cell>
          <table:table-cell table:style-name="ce11" office:value-type="string" calcext:value-type="string">
            <text:p>code2</text:p>
          </table:table-cell>
          <table:table-cell office:value-type="string" calcext:value-type="string">
            <text:p>Nom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Hyménophore1</text:p>
          </table:table-cell>
          <table:table-cell table:style-name="ce15" office:value-type="string" calcext:value-type="string">
            <text:p>Hyménophore2</text:p>
          </table:table-cell>
          <table:table-cell table:style-name="ce15" office:value-type="string" calcext:value-type="string">
            <text:p>Chair</text:p>
          </table:table-cell>
          <table:table-cell table:style-name="ce15" office:value-type="string" calcext:value-type="string">
            <text:p>Chapeau.Diametre</text:p>
          </table:table-cell>
          <table:table-cell table:style-name="ce15" office:value-type="string" calcext:value-type="string">
            <text:p>Chapeau.Forme</text:p>
          </table:table-cell>
          <table:table-cell table:style-name="ce15" office:value-type="string" calcext:value-type="string">
            <text:p>Chapeau.Surface</text:p>
          </table:table-cell>
          <table:table-cell table:style-name="ce15" office:value-type="string" calcext:value-type="string">
            <text:p>Chapeau.Couleur</text:p>
          </table:table-cell>
          <table:table-cell table:style-name="ce15" office:value-type="string" calcext:value-type="string">
            <text:p>Chapeau.Marge</text:p>
          </table:table-cell>
          <table:table-cell table:style-name="ce15" office:value-type="string" calcext:value-type="string">
            <text:p>Lames.Attache</text:p>
          </table:table-cell>
          <table:table-cell table:style-name="ce15" office:value-type="string" calcext:value-type="string">
            <text:p>Lames.Couleur</text:p>
          </table:table-cell>
          <table:table-cell table:style-name="ce15" office:value-type="string" calcext:value-type="string">
            <text:p>Lames.Espace</text:p>
          </table:table-cell>
          <table:table-cell table:style-name="ce15" office:value-type="string" calcext:value-type="string">
            <text:p>Pied.Hauteur</text:p>
          </table:table-cell>
          <table:table-cell table:style-name="ce15" office:value-type="string" calcext:value-type="string">
            <text:p>Pied.Largeur</text:p>
          </table:table-cell>
          <table:table-cell table:style-name="ce15" office:value-type="string" calcext:value-type="string">
            <text:p>Pied.Forme</text:p>
          </table:table-cell>
          <table:table-cell table:style-name="ce15" office:value-type="string" calcext:value-type="string">
            <text:p>Pied.Surface</text:p>
          </table:table-cell>
          <table:table-cell table:style-name="ce15" office:value-type="string" calcext:value-type="string">
            <text:p>Pied.Couleur</text:p>
          </table:table-cell>
          <table:table-cell table:number-columns-repeated="2" table:style-name="ce15" office:value-type="string" calcext:value-type="string">
            <text:p>Voile.Type</text:p>
          </table:table-cell>
          <table:table-cell table:style-name="ce15" office:value-type="string" calcext:value-type="string">
            <text:p>Anneau.Presence</text:p>
          </table:table-cell>
          <table:table-cell table:style-name="ce15" office:value-type="string" calcext:value-type="string">
            <text:p>Anneau.Type</text:p>
          </table:table-cell>
          <table:table-cell table:style-name="ce15" office:value-type="string" calcext:value-type="string">
            <text:p>Spore.Couleur</text:p>
          </table:table-cell>
          <table:table-cell table:style-name="ce15" office:value-type="string" calcext:value-type="string">
            <text:p>Habitat</text:p>
          </table:table-cell>
          <table:table-cell table:style-name="ce15" office:value-type="string" calcext:value-type="string">
            <text:p>Mois</text:p>
          </table:table-cell>
          <table:table-cell table:style-name="ce15" office:value-type="string" calcext:value-type="string">
            <text:p>Port</text:p>
          </table:table-cell>
          <table:table-cell table:style-name="ce15" office:value-type="string" calcext:value-type="string">
            <text:p>Odeur</text:p>
          </table:table-cell>
          <table:table-cell table:style-name="ce15"/>
          <table:table-cell table:style-name="ce1"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ereum hirsut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hondrostereum purpure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helephora terrest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uricularia Auricula-juda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xidia trunc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uriculari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Phlebia tremell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lavariadelphus pistilla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Clavulinopsis fusiform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Clavulina crist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Clavulina ciner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Ramaria stric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Calocera visc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amaria form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Ramaria botry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Sparassis crisp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Craterellus cornucopi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Craterellus sinu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Cantharellus cib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Craterellus tubae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Aleuria auranti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Scutellinia crini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Peziza spp.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office:value-type="string" calcext:value-type="string">
            <text:p>Helvella macrop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Otidea ono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Otidea alutac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Morchella spp.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Phallus impudic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8" calcext:value-type="float">
            <text:p>308</text:p>
          </table:table-cell>
          <table:table-cell office:value-type="string" calcext:value-type="string">
            <text:p>Helvella crisp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9" calcext:value-type="float">
            <text:p>309</text:p>
          </table:table-cell>
          <table:table-cell office:value-type="string" calcext:value-type="string">
            <text:p>Helvella lacun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9" calcext:value-type="float">
            <text:p>309</text:p>
          </table:table-cell>
          <table:table-cell office:value-type="string" calcext:value-type="string">
            <text:p>Helvella elas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Bulgaria inquinan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Tremell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Leotia lub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cleroderma citr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Scleroderma verruc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ycoperdon pyriform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35" calcext:value-type="float">
            <text:p>173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19" calcext:value-type="float">
            <text:p>919</text:p>
          </table:table-cell>
          <table:table-cell office:value-type="string" calcext:value-type="string">
            <text:p>Lycoperdon perl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36" calcext:value-type="float">
            <text:p>173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20" calcext:value-type="float">
            <text:p>920</text:p>
          </table:table-cell>
          <table:table-cell office:value-type="string" calcext:value-type="string">
            <text:p>Lycoperdon echin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Geastrum sessil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Geastrum triplex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Cyathus striatus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Crucibulum laev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Hydnum repand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iguillons</text:p>
          </table:table-cell>
          <table:table-cell office:value-type="string" calcext:value-type="string">
            <text:p>Caducs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Auriscalpium vulgare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Phellodon niger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Hydnellum ferrugineum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Sarcodon imbricatus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Meripilus gigant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Grifola frond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Polyporus squam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Polyporus tuberaste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Polyporus dur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Polyporus cili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Ganoderma lucid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Postia stiptic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Postia caesi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Laetiporus sulfur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rametes versicolo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Heterobasidion annos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Trametes gibb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Daedaleopsis confrag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Piptoporus betul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Fomes fomentari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Ganoderma lipsiense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Phellinus ferrugi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Schizopora paradox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crocipodi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scab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carpin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aurantiac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lut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greville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gran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Chalciporus piper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Gyrodon liv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bov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  <table:table-cell office:value-type="string" calcext:value-type="string">
            <text:p>Strobilomyces strobilac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edu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Tylopilus fell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yroporus casta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Xerocomus chrysenteron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Xerocomus subtoment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Pseudoboletus parasitic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cal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appendic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Xerocomus chrysentero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Xerocomus pruin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Xerocomus rubel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erythr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lur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satana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yroporus cyanescen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varieg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6"/>
          <table:table-cell table:number-columns-repeated="2"/>
          <table:table-cell office:value-type="string" calcext:value-type="string">
            <text:p>Hygrophoropsis aurantia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Rickenella fibul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inver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gibb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string" calcext:value-type="string">
            <text:p>Lentinus tigrinu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nebula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clav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phyllophi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  <table:table-cell office:value-type="string" calcext:value-type="string">
            <text:p>Clitopilus prunu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undatum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  <table:table-cell office:value-type="string" calcext:value-type="string">
            <text:p>Paxillus involut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4-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manita fulv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 [10]</text:p>
          </table:table-cell>
          <table:table-cell office:value-type="string" calcext:value-type="string">
            <text:p>ovoïde, étalé mam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roux, orange, fauv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4-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manita croce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6-15</text:p>
          </table:table-cell>
          <table:table-cell office:value-type="string" calcext:value-type="string">
            <text:p>mam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jaun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1,5-2,5</text:p>
          </table:table-cell>
          <table:table-cell/>
          <table:table-cell office:value-type="string" calcext:value-type="string">
            <text:p>tigré, chiné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4-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manita vaginat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2 [15]</text:p>
          </table:table-cell>
          <table:table-cell office:value-type="string" calcext:value-type="string">
            <text:p>ovoïde, [campanul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0,5-1,2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pruineux, chin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4-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manita lividopallescens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-15</text:p>
          </table:table-cell>
          <table:table-cell office:value-type="string" calcext:value-type="string">
            <text:p>ovoïde convexe, étalé submammelonné</text:p>
          </table:table-cell>
          <table:table-cell table:style-name="Default" office:value-type="string" calcext:value-type="string">
            <text:p>strié</text:p>
          </table:table-cell>
          <table:table-cell office:value-type="string" calcext:value-type="string">
            <text:p>ocre, crèm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1-2,5</text:p>
          </table:table-cell>
          <table:table-cell/>
          <table:table-cell office:value-type="string" calcext:value-type="string">
            <text:p>pelucheux</text:p>
          </table:table-cell>
          <table:table-cell office:value-type="string" calcext:value-type="string">
            <text:p>blanc, gris, jaun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harmilles</text:p>
          </table:table-cell>
          <table:table-cell office:value-type="string" calcext:value-type="string">
            <text:p>4-12</text:p>
          </table:table-cell>
          <table:table-cell table:number-columns-repeated="99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4-11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Volvariella gloiocepha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-7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Armillaria mell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  <table:table-cell office:value-type="string" calcext:value-type="string">
            <text:p>Oudemansiella muci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Pholiota squarr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  <table:table-cell office:value-type="string" calcext:value-type="string">
            <text:p>Pholiota aurive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  <table:table-cell office:value-type="string" calcext:value-type="string">
            <text:p>Gymnopilus spect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string" calcext:value-type="string">
            <text:p>Kuehneromyces mutabi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Galerina margi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  <table:table-cell office:value-type="string" calcext:value-type="string">
            <text:p>Agrocybe aegeri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Psathyrella lacrymabun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office:value-type="string" calcext:value-type="string">
            <text:p>Cystoderma amianth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cingula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-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Armillaria galli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Rozites caper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  <table:table-cell office:value-type="string" calcext:value-type="string">
            <text:p>Agrocybe rivul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radicos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  <table:table-cell office:value-type="string" calcext:value-type="string">
            <text:p>Coprinus com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Coprinus atramentari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  <table:table-cell office:value-type="string" calcext:value-type="string">
            <text:p>Stropharia aerugin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  <table:table-cell office:value-type="string" calcext:value-type="string">
            <text:p>Stropharia caerul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  <table:table-cell office:value-type="string" calcext:value-type="string">
            <text:p>Stropharia coroni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  <table:table-cell office:value-type="string" calcext:value-type="string">
            <text:p>Hypholoma fascicular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office:value-type="string" calcext:value-type="string">
            <text:p>Hypholoma sublateriti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Psathyrella piluliform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  <table:table-cell office:value-type="string" calcext:value-type="string">
            <text:p>Coprinus mic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Pholiota 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  <table:table-cell office:value-type="string" calcext:value-type="string">
            <text:p>Pholiota gumm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Chroogomphus rut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  <table:table-cell office:value-type="string" calcext:value-type="string">
            <text:p>Gomphidius glutin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  <table:table-cell office:value-type="string" calcext:value-type="string">
            <text:p>Gomphidius ros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  <table:table-cell office:value-type="string" calcext:value-type="string">
            <text:p>Gymnopilus penetr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4-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ocybe bong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4-14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Inocybe geophy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4-14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Inocybe geophylla var. Lilac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4-14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Inocybe floccul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mesopha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4-14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Inocybe dulcama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  <table:table-cell office:value-type="string" calcext:value-type="string">
            <text:p>Psathyrella candolle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  <table:table-cell office:value-type="string" calcext:value-type="string">
            <text:p>Pleurotus pulmo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  <table:table-cell office:value-type="string" calcext:value-type="string">
            <text:p>Pleurotus ostre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  <table:table-cell office:value-type="string" calcext:value-type="string">
            <text:p>Lentinellus cochle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  <table:table-cell office:value-type="string" calcext:value-type="string">
            <text:p>Lenzites betul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  <table:table-cell office:value-type="string" calcext:value-type="string">
            <text:p>Daedaleopsis tricolor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  <table:table-cell office:value-type="string" calcext:value-type="string">
            <text:p>Daedalea quer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  <table:table-cell office:value-type="string" calcext:value-type="string">
            <text:p>Hohenbuehelia geogen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Pholiota curv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  <table:table-cell office:value-type="string" calcext:value-type="string">
            <text:p>Tapinella atrotoment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  <table:table-cell office:value-type="string" calcext:value-type="string">
            <text:p>Crepidotus vari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  <table:table-cell office:value-type="string" calcext:value-type="string">
            <text:p>Crepidotus mol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4-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Collybia fus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  <table:table-cell office:value-type="string" calcext:value-type="string">
            <text:p>Flammulina velut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4-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ollybia conflu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9"/>
          <table:table-cell office:value-type="string" calcext:value-type="string">
            <text:p>très serr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Collybia erythr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4-7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Armillaria ta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4-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ollybia pero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4-1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Laccaria amethystin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4-17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Laccaria lacc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galeri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pelianth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Mycena pu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8"/>
          <table:table-cell office:value-type="string" calcext:value-type="string">
            <text:p>blanc</text:p>
          </table:table-cell>
          <table:table-cell office:value-type="string" calcext:value-type="string">
            <text:p>assez espac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radis, pomme de terre</text:p>
          </table:table-cell>
          <table:table-cell table:number-columns-repeated="994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ros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nu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sordi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  <table:table-cell office:value-type="string" calcext:value-type="string">
            <text:p>Lyophyllum decas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incli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haemat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sanguino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  <table:table-cell office:value-type="string" calcext:value-type="string">
            <text:p>Megacollybia platyphy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  <table:table-cell office:value-type="string" calcext:value-type="string">
            <text:p>Oudemansiella radi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02" calcext:value-type="float">
            <text:p>502</text:p>
          </table:table-cell>
          <table:table-cell table:style-name="ce12" office:value-type="string" calcext:value-type="string">
            <text:p>4-9</text:p>
          </table:table-cell>
          <table:table-cell table:style-name="ce12"/>
          <table:table-cell office:value-type="string" calcext:value-type="string">
            <text:p>Marasmius orea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Collybia butyr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Collybia dryophi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dealba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04" calcext:value-type="float">
            <text:p>504</text:p>
          </table:table-cell>
          <table:table-cell table:style-name="ce12" office:value-type="string" calcext:value-type="string">
            <text:p>4-9</text:p>
          </table:table-cell>
          <table:table-cell table:style-name="ce12"/>
          <table:table-cell office:value-type="string" calcext:value-type="string">
            <text:p>Marasmius alli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05" calcext:value-type="float">
            <text:p>505</text:p>
          </table:table-cell>
          <table:table-cell table:style-name="ce12" table:number-columns-repeated="2"/>
          <table:table-cell office:value-type="string" calcext:value-type="string">
            <text:p>Marasmiellus ramea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8" calcext:value-type="float">
            <text:p>498</text:p>
          </table:table-cell>
          <table:table-cell table:style-name="ce12" office:value-type="string" calcext:value-type="string">
            <text:p>4-9</text:p>
          </table:table-cell>
          <table:table-cell table:style-name="ce12"/>
          <table:table-cell office:value-type="string" calcext:value-type="string">
            <text:p>Marasmius rotu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4" calcext:value-type="float">
            <text:p>494</text:p>
          </table:table-cell>
          <table:table-cell table:style-name="ce12" office:value-type="string" calcext:value-type="string">
            <text:p>4-9</text:p>
          </table:table-cell>
          <table:table-cell table:style-name="ce12"/>
          <table:table-cell office:value-type="string" calcext:value-type="string">
            <text:p>Marasmius andros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gal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cro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polygramm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epipteryg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4-11</text:p>
          </table:table-cell>
          <table:table-cell/>
          <table:table-cell office:value-type="string" calcext:value-type="string">
            <text:p>Pluteus cerv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4-11</text:p>
          </table:table-cell>
          <table:table-cell/>
          <table:table-cell office:value-type="string" calcext:value-type="string">
            <text:p>Pluteus salicin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4-11</text:p>
          </table:table-cell>
          <table:table-cell/>
          <table:table-cell office:value-type="string" calcext:value-type="string">
            <text:p>Pluteus leon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person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euchro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nit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griseocyan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nidor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liv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lividoalb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rhodopoli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heb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4-14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Inocybe corydal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4-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ocybe piri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4-14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Inocybe jura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4-14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Inocybe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4-14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4-14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Inocybe cooke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4-14</text:p>
          </table:table-cell>
          <table:table-cell/>
          <table:table-cell office:value-type="string" calcext:value-type="string">
            <text:p>Inocybe xanthocepha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4-14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Inocybe fastigi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4-1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Inocybe patouill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  <table:table-cell office:value-type="string" calcext:value-type="string">
            <text:p>Tubaria furfu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  <table:table-cell office:value-type="string" calcext:value-type="string">
            <text:p>Galerina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  <table:table-cell office:value-type="string" calcext:value-type="string">
            <text:p>Conocybe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sinapiza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crustuliniform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sacchar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  <table:table-cell office:value-type="string" calcext:value-type="string">
            <text:p>Coprinus plicat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  <table:table-cell office:value-type="string" calcext:value-type="string">
            <text:p>Panaeolus spp.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  <table:table-cell office:value-type="string" calcext:value-type="string">
            <text:p>Psathyrella conop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  <table:table-cell office:value-type="string" calcext:value-type="string">
            <text:p>Stropharia inunc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4-2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Lactarius pipe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ruguleux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arquées 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très 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pruin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</text:p>
          </table:table-cell>
          <table:table-cell office:value-type="string" calcext:value-type="string">
            <text:p>6-8</text:p>
          </table:table-cell>
          <table:table-cell table:number-columns-repeated="99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4-2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Lactarius veller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10-25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velouté, tomenteux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fourchues sub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très espac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1,5-5</text:p>
          </table:table-cell>
          <table:table-cell/>
          <table:table-cell office:value-type="string" calcext:value-type="string">
            <text:p>pruin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(con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4-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Lactarius controver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8-20 [30]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fourchues décurrentes</text:p>
          </table:table-cell>
          <table:table-cell office:value-type="string" calcext:value-type="string">
            <text:p>crème, ros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conique</text:p>
          </table:table-cell>
          <table:table-cell/>
          <table:table-cell office:value-type="string" calcext:value-type="string">
            <text:p>blanc, ros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</text:p>
          </table:table-cell>
          <table:table-cell office:value-type="string" calcext:value-type="string">
            <text:p>8-12</text:p>
          </table:table-cell>
          <table:table-cell table:number-columns-repeated="99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4-2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Lactarius torm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6-12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rouge, rose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pruineux, (scrobiculé)</text:p>
          </table:table-cell>
          <table:table-cell office:value-type="string" calcext:value-type="string">
            <text:p>blanc, [rose], [bei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</text:p>
          </table:table-cell>
          <table:table-cell office:value-type="string" calcext:value-type="string">
            <text:p>6-12</text:p>
          </table:table-cell>
          <table:table-cell table:number-columns-repeated="99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4-2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Lactarius pu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, friches, pelouses</text:p>
          </table:table-cell>
          <table:table-cell table:number-columns-repeated="99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4-2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Lactarius delici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creusé</text:p>
          </table:table-cell>
          <table:table-cell office:value-type="string" calcext:value-type="string">
            <text:p>viscidule, zoné</text:p>
          </table:table-cell>
          <table:table-cell office:value-type="string" calcext:value-type="string">
            <text:p>ocre, roug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orange, vert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trapu</text:p>
          </table:table-cell>
          <table:table-cell office:value-type="string" calcext:value-type="string">
            <text:p>scrobicul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8-12</text:p>
          </table:table-cell>
          <table:table-cell table:number-columns-repeated="99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4-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actarius blenn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déprimé, (entonnoir)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brun, (gris)</text:p>
          </table:table-cell>
          <table:table-cell/>
          <table:table-cell office:value-type="string" calcext:value-type="string">
            <text:p>adnées, 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très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1-2,5</text:p>
          </table:table-cell>
          <table:table-cell/>
          <table:table-cell office:value-type="string" calcext:value-type="string">
            <text:p>viscidule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êtres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4-2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Lactarius necat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brun, olive</text:p>
          </table:table-cell>
          <table:table-cell office:value-type="string" calcext:value-type="string">
            <text:p>pubescent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[vert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viscidule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orêt, bouleaux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4-2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Lactarius zon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convexe, [étalé]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jaune, ocre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onique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ine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4-2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Lactarius qu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micacé</text:p>
          </table:table-cell>
          <table:table-cell office:value-type="string" calcext:value-type="string">
            <text:p>brun, roux, gris, rouge</text:p>
          </table:table-cell>
          <table:table-cell/>
          <table:table-cell office:value-type="string" calcext:value-type="string">
            <text:p>adnées, décurrentes</text:p>
          </table:table-cell>
          <table:table-cell office:value-type="string" calcext:value-type="string">
            <text:p>crème, [roux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2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hênes</text:p>
          </table:table-cell>
          <table:table-cell office:value-type="string" calcext:value-type="string">
            <text:p>7-12</text:p>
          </table:table-cell>
          <table:table-cell/>
          <table:table-cell office:value-type="string" calcext:value-type="string">
            <text:p>punaise</text:p>
          </table:table-cell>
          <table:table-cell table:number-columns-repeated="99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4-2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Lactarius chrysorrh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subglobuleux, [déprimé]</text:p>
          </table:table-cell>
          <table:table-cell office:value-type="string" calcext:value-type="string">
            <text:p>viscidule, [micacé]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, rose, orang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2</text:p>
          </table:table-cell>
          <table:table-cell table:number-columns-repeated="2"/>
          <table:table-cell office:value-type="string" calcext:value-type="string">
            <text:p>blanc, [crème], [oran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chênes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4-2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Lactarius uv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gris, lilas, beige, ros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5-2</text:p>
          </table:table-cell>
          <table:table-cell office:value-type="string" calcext:value-type="string">
            <text:p>farci</text:p>
          </table:table-cell>
          <table:table-cell office:value-type="string" calcext:value-type="string">
            <text:p>viscidul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(con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4-2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Lactarius glyci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uineux, micacé</text:p>
          </table:table-cell>
          <table:table-cell office:value-type="string" calcext:value-type="string">
            <text:p>gris, beige, lila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orang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blanc, [crème], [rose], [idem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</text:p>
          </table:table-cell>
          <table:table-cell table:number-columns-repeated="2"/>
          <table:table-cell office:value-type="string" calcext:value-type="string">
            <text:p>noix de coco</text:p>
          </table:table-cell>
          <table:table-cell table:number-columns-repeated="99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4-2</text:p>
          </table:table-cell>
          <table:table-cell/>
          <table:table-cell office:value-type="string" calcext:value-type="string">
            <text:p>Lactarius azonit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brun, gri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cre, saumon</text:p>
          </table:table-cell>
          <table:table-cell office:value-type="string" calcext:value-type="string">
            <text:p>assez serrées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harmes, hêtres</text:p>
          </table:table-cell>
          <table:table-cell table:number-columns-repeated="99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4-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Lactarius v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lilas, (gris), (beige)</text:p>
          </table:table-cell>
          <table:table-cell office:value-type="string" calcext:value-type="string">
            <text:p>givré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2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caboss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, pins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4-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Lactarius campho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aplani, déprimé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1,5-5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ridulé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orêt, (bois pourri)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Punaise, chicorée</text:p>
          </table:table-cell>
          <table:table-cell table:number-columns-repeated="99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4-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actarius ruf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mamelonné</text:p>
          </table:table-cell>
          <table:table-cell office:value-type="string" calcext:value-type="string">
            <text:p>feutré</text:p>
          </table:table-cell>
          <table:table-cell office:value-type="string" calcext:value-type="string">
            <text:p>brun, roux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ins, bouleaux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4-2</text:p>
          </table:table-cell>
          <table:table-cell/>
          <table:table-cell office:value-type="string" calcext:value-type="string">
            <text:p>Lactarius hel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eige, ocre, (rouge), (jaun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ocre], [ros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onifères, (bouleaux)</text:p>
          </table:table-cell>
          <table:table-cell table:number-columns-repeated="2"/>
          <table:table-cell office:value-type="string" calcext:value-type="string">
            <text:p>chicorée</text:p>
          </table:table-cell>
          <table:table-cell table:number-columns-repeated="99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4-2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Lactarius pterospor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ridé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crème, [saumon]</text:p>
          </table:table-cell>
          <table:table-cell office:value-type="string" calcext:value-type="string">
            <text:p>très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satiné, ridulé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harme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fruitée</text:p>
          </table:table-cell>
          <table:table-cell table:number-columns-repeated="99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4-2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Lactarius subseric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velouté</text:p>
          </table:table-cell>
          <table:table-cell office:value-type="string" calcext:value-type="string">
            <text:p>roux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ocre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nnelé</text:p>
          </table:table-cell>
          <table:table-cell office:value-type="string" calcext:value-type="string">
            <text:p>subconcolore, brun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épicéas</text:p>
          </table:table-cell>
          <table:table-cell table:number-columns-repeated="2"/>
          <table:table-cell office:value-type="string" calcext:value-type="string">
            <text:p>acidulée</text:p>
          </table:table-cell>
          <table:table-cell table:number-columns-repeated="99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4-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actarius cimic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tronqué</text:p>
          </table:table-cell>
          <table:table-cell office:value-type="string" calcext:value-type="string">
            <text:p>sec, chagriné</text:p>
          </table:table-cell>
          <table:table-cell office:value-type="string" calcext:value-type="string">
            <text:p>brun, noir, [gris]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, rose, roux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lierre, punaise</text:p>
          </table:table-cell>
          <table:table-cell table:number-columns-repeated="99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4-2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Lactarius subdulc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étalé, déprimé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eige, brun, rose</text:p>
          </table:table-cell>
          <table:table-cell/>
          <table:table-cell office:value-type="string" calcext:value-type="string">
            <text:p>adnées, 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crème, jaune, ros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hêtr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4-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Lactarius tab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mamelonné</text:p>
          </table:table-cell>
          <table:table-cell office:value-type="string" calcext:value-type="string">
            <text:p>ridé</text:p>
          </table:table-cell>
          <table:table-cell office:value-type="string" calcext:value-type="string">
            <text:p>ocre, roug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, [beige], [ros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0,3-0,8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hêtres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4-2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Lactarius lacunar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lisse, furfuracé</text:p>
          </table:table-cell>
          <table:table-cell office:value-type="string" calcext:value-type="string">
            <text:p>roux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crème, [beige], [orang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rnières, mare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4-2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Lactarius aurantiac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, jaun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(conifères)</text:p>
          </table:table-cell>
          <table:table-cell table:number-columns-repeated="2"/>
          <table:table-cell office:value-type="string" calcext:value-type="string">
            <text:p>caoutchouc, punaise</text:p>
          </table:table-cell>
          <table:table-cell table:number-columns-repeated="99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4-2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Lactarius pyroga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entonnoir</text:p>
          </table:table-cell>
          <table:table-cell office:value-type="string" calcext:value-type="string">
            <text:p>Viscidule, ridulé</text:p>
          </table:table-cell>
          <table:table-cell office:value-type="string" calcext:value-type="string">
            <text:p>beige, gris, ocr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ocre, orange</text:p>
          </table:table-cell>
          <table:table-cell office:value-type="string" calcext:value-type="string">
            <text:p>très espacées</text:p>
          </table:table-cell>
          <table:table-cell office:value-type="string" calcext:value-type="string">
            <text:p>6-8,5</text:p>
          </table:table-cell>
          <table:table-cell office:value-type="string" calcext:value-type="string">
            <text:p>0,5-2</text:p>
          </table:table-cell>
          <table:table-cell/>
          <table:table-cell office:value-type="string" calcext:value-type="string">
            <text:p>ridul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isetiers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4-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Lactarius trivia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8-15 [20]</text:p>
          </table:table-cell>
          <table:table-cell office:value-type="string" calcext:value-type="string">
            <text:p>étalé, déprimé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ocre, lilas, beige, brun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1,5-4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lisse, ridulé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onifères, bouleaux, marécag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4-1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Russula delic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arquées décurrent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s</text:p>
          </table:table-cell>
          <table:table-cell table:number-columns-repeated="2"/>
          <table:table-cell office:value-type="string" calcext:value-type="string">
            <text:p>fruité, [poisson]</text:p>
          </table:table-cell>
          <table:table-cell table:number-columns-repeated="9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4-1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Russula nigrican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string" calcext:value-type="string">
            <text:p>20 [30]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brun, [noir]</text:p>
          </table:table-cell>
          <table:table-cell/>
          <table:table-cell office:value-type="string" calcext:value-type="string">
            <text:p>horizontales ?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ès espacé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bossé</text:p>
          </table:table-cell>
          <table:table-cell office:value-type="string" calcext:value-type="string">
            <text:p>blanc, rose, gris, [noir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4-1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Russula densifoli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arqué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serré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-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Russula artesi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rouge, violet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vé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argileux</text:p>
          </table:table-cell>
          <table:table-cell table:number-columns-repeated="99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4-1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Russula foet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cre, fauve, brun</text:p>
          </table:table-cell>
          <table:table-cell table:number-columns-repeated="2"/>
          <table:table-cell office:value-type="string" calcext:value-type="string">
            <text:p>crème</text:p>
          </table:table-cell>
          <table:table-cell office:value-type="string" calcext:value-type="string">
            <text:p>peu serré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blanc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êt</text:p>
          </table:table-cell>
          <table:table-cell table:number-columns-repeated="2"/>
          <table:table-cell office:value-type="string" calcext:value-type="string">
            <text:p>âcre, corne brûlée</text:p>
          </table:table-cell>
          <table:table-cell table:number-columns-repeated="99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Russula pectinatoid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4-1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Russula lauroceras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cre, jaune</text:p>
          </table:table-cell>
          <table:table-cell table:number-columns-repeated="2"/>
          <table:table-cell office:value-type="string" calcext:value-type="string">
            <text:p>crèm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mande, corne brûlée</text:p>
          </table:table-cell>
          <table:table-cell table:number-columns-repeated="99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office:value-type="float" office:value="742" calcext:value-type="float">
            <text:p>742</text:p>
          </table:table-cell>
          <table:table-cell table:style-name="ce7" office:value-type="string" calcext:value-type="string">
            <text:p>Russula amoen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topinambour</text:p>
          </table:table-cell>
          <table:table-cell table:number-columns-repeated="99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4-1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Russula ves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rose, violet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4-1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Russula vir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10 [15]</text:p>
          </table:table-cell>
          <table:table-cell/>
          <table:table-cell office:value-type="string" calcext:value-type="string">
            <text:p>velouté, [craquelé]</text:p>
          </table:table-cell>
          <table:table-cell office:value-type="string" calcext:value-type="string">
            <text:p>vert, blanc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orié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4-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Russula heterophyl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vert, jaune</text:p>
          </table:table-cell>
          <table:table-cell/>
          <table:table-cell office:value-type="string" calcext:value-type="string">
            <text:p>arquées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4-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Russula aerugin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ert, jaune</text:p>
          </table:table-cell>
          <table:table-cell table:number-columns-repeated="2"/>
          <table:table-cell office:value-type="string" calcext:value-type="string">
            <text:p>blanc, jaune, [ocre]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, crème, ocre</text:p>
          </table:table-cell>
          <table:table-cell office:value-type="string" calcext:value-type="string">
            <text:p>bouleaux, conifères</text:p>
          </table:table-cell>
          <table:table-cell table:number-columns-repeated="99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4-1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Russula cyanoxanth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4-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Russula gris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4-1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Russula lep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4-1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Russula luteotac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4-1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Russula atropurpu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4-1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Russula exalb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4-1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Russula velenovsky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4-1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Russula ochroleu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4-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Russula fell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Russula fragi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Russula knauth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ussula silvest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4-1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Russula fagetico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4-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Russula auro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4-1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Russula quelet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4-1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Russula drime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sanguin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nit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oliv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xerampe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4-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Russula au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mell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versicol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4-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Russula claroflav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risigal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4-1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Russula acet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4-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Russula ama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turc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romel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decipi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cup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manita phalloide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20</text:p>
          </table:table-cell>
          <table:table-cell office:value-type="string" calcext:value-type="string">
            <text:p>1-3 [5]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[rose fanée]</text:p>
          </table:table-cell>
          <table:table-cell table:number-columns-repeated="99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4-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manita viros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ovoïde, [étalé convexe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cylindrique, clavé</text:p>
          </table:table-cell>
          <table:table-cell office:value-type="string" calcext:value-type="string">
            <text:p>pelucheux, lai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style-name="Default" office:value-type="string" calcext:value-type="string">
            <text:p>forêt, conifères, feuillu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manita phalloides var. alb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20</text:p>
          </table:table-cell>
          <table:table-cell office:value-type="string" calcext:value-type="string">
            <text:p>1-3 [5]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[rose fanée]</text:p>
          </table:table-cell>
          <table:table-cell table:number-columns-repeated="99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4-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manita ovoid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5-30 [4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rém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-15</text:p>
          </table:table-cell>
          <table:table-cell office:value-type="string" calcext:value-type="string">
            <text:p>2,5-5</text:p>
          </table:table-cell>
          <table:table-cell office:value-type="string" calcext:value-type="string">
            <text:p>bulbeux, radicant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</text:p>
          </table:table-cell>
          <table:table-cell office:value-type="string" calcext:value-type="string">
            <text:p>8-10</text:p>
          </table:table-cell>
          <table:table-cell table:number-columns-repeated="99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4-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manita caesa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-20</text:p>
          </table:table-cell>
          <table:table-cell/>
          <table:table-cell office:value-type="string" calcext:value-type="string">
            <text:p>strié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1,5-3</text:p>
          </table:table-cell>
          <table:table-cell table:number-columns-repeated="2"/>
          <table:table-cell office:value-type="string" calcext:value-type="string">
            <text:p>jaun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filamenteu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8-10</text:p>
          </table:table-cell>
          <table:table-cell table:number-columns-repeated="99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manita citr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1,5-2 [4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circonci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pomme de terre</text:p>
          </table:table-cell>
          <table:table-cell table:number-columns-repeated="99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manita citrina var. alb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1,5-2 [4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circonci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pomme de terre</text:p>
          </table:table-cell>
          <table:table-cell table:number-columns-repeated="99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4-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manita porphy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hémisphérique, [étalé 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gris, violet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8-12</text:p>
          </table:table-cell>
          <table:table-cell office:value-type="string" calcext:value-type="string">
            <text:p>1,5-2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gris, violet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8-10</text:p>
          </table:table-cell>
          <table:table-cell/>
          <table:table-cell office:value-type="string" calcext:value-type="string">
            <text:p>pomme de terre</text:p>
          </table:table-cell>
          <table:table-cell table:number-columns-repeated="99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4-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manita muscari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8-20 [25]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roug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-25</text:p>
          </table:table-cell>
          <table:table-cell office:value-type="string" calcext:value-type="string">
            <text:p>1-4 [6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peluch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fri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4-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manita panther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-10</text:p>
          </table:table-cell>
          <table:table-cell office:value-type="string" calcext:value-type="string">
            <text:p>1-1,5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fri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4-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manita gemm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 [15]</text:p>
          </table:table-cell>
          <table:table-cell table:number-columns-repeated="2"/>
          <table:table-cell office:value-type="string" calcext:value-type="string">
            <text:p>crème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4-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manita strobili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-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[gris]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8-25</text:p>
          </table:table-cell>
          <table:table-cell office:value-type="string" calcext:value-type="string">
            <text:p>2,5-4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subnul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charmes, chêne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4-5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manita rub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-15</text:p>
          </table:table-cell>
          <table:table-cell office:value-type="string" calcext:value-type="string">
            <text:p>1,5-4</text:p>
          </table:table-cell>
          <table:table-cell office:value-type="string" calcext:value-type="string">
            <text:p>subbulbeux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nul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4-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manita spis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lavé, subbulbeux</text:p>
          </table:table-cell>
          <table:table-cell/>
          <table:table-cell office:value-type="string" calcext:value-type="string">
            <text:p>blanc, bistr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8-10</text:p>
          </table:table-cell>
          <table:table-cell/>
          <table:table-cell office:value-type="string" calcext:value-type="string">
            <text:p>rave</text:p>
          </table:table-cell>
          <table:table-cell table:number-columns-repeated="994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chloroph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conic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punic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coccin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psittac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Cuphophyllus niv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6" office:value-type="float" office:value="171" calcext:value-type="float">
            <text:p>171</text:p>
          </table:table-cell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Cuphophyllus pratens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eburn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pe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nemor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russu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hypothej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persooni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lindtner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agath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  <table:table-cell office:value-type="string" calcext:value-type="string">
            <text:p>Macrolepiota procer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  <table:table-cell office:value-type="string" calcext:value-type="string">
            <text:p>Macrolepiota rhaco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  <table:table-cell office:value-type="string" calcext:value-type="string">
            <text:p>Macrolepiota venen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Macrolepiota excori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  <table:table-cell office:value-type="string" calcext:value-type="string">
            <text:p>Leucoagaricus leucothi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cristata 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clypeol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brunneoincar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josserandii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  <table:table-cell office:value-type="string" calcext:value-type="string">
            <text:p>Echinoderma aspe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4-1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garicus silvic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, [plat]</text:p>
          </table:table-cell>
          <table:table-cell office:value-type="string" calcext:value-type="string">
            <text:p>glabre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fin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gris], [brun]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4-1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garicus arvens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6-20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, roux</text:p>
          </table:table-cell>
          <table:table-cell office:value-type="string" calcext:value-type="string">
            <text:p>flocononn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brun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1,5-3</text:p>
          </table:table-cell>
          <table:table-cell office:value-type="string" calcext:value-type="string">
            <text:p>clavé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</text:p>
          </table:table-cell>
          <table:table-cell office:value-type="string" calcext:value-type="string">
            <text:p>6-11</text:p>
          </table:table-cell>
          <table:table-cell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4-18</text:p>
          </table:table-cell>
          <table:table-cell/>
          <table:table-cell office:value-type="string" calcext:value-type="string">
            <text:p>Agaricus comtu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y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fibrill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 office:value-type="string" calcext:value-type="string">
            <text:p>serrées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ugac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4-1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garicus xanthoderm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tronconique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rose]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marginé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, lisièr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iodoforme</text:p>
          </table:table-cell>
          <table:table-cell table:number-columns-repeated="99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4-1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garicus silvatic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pelucheus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1-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gris, [bei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conifèr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4-1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garicus campestr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lisse, fibrill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fusiform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, cortiniform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4-1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garicus romagnes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trapézoïdal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noir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rhizoïdes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elouse</text:p>
          </table:table-cell>
          <table:table-cell office:value-type="string" calcext:value-type="string">
            <text:p>6-11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4-1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garicus bispor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convexe, plat</text:p>
          </table:table-cell>
          <table:table-cell office:value-type="string" calcext:value-type="string">
            <text:p>sublisse, squamuleux</text:p>
          </table:table-cell>
          <table:table-cell office:value-type="string" calcext:value-type="string">
            <text:p>brun, roux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ylindrique</text:p>
          </table:table-cell>
          <table:table-cell office:value-type="string" calcext:value-type="string">
            <text:p>lisse, fibrillo-pelucheux</text:p>
          </table:table-cell>
          <table:table-cell office:value-type="string" calcext:value-type="string">
            <text:p>gris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lisières, terre remuée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4-1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garicus varieg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quames trapézoïdales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, beig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orêt, conifères</text:p>
          </table:table-cell>
          <table:table-cell office:value-type="string" calcext:value-type="string">
            <text:p>9-12</text:p>
          </table:table-cell>
          <table:table-cell/>
          <table:table-cell office:value-type="string" calcext:value-type="string">
            <text:p>scléroderme</text:p>
          </table:table-cell>
          <table:table-cell table:number-columns-repeated="99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4-1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garicus bitorqu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ublisse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sols tassés</text:p>
          </table:table-cell>
          <table:table-cell office:value-type="string" calcext:value-type="string">
            <text:p>5-11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4-1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garicus subperon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2</text:p>
          </table:table-cell>
          <table:table-cell/>
          <table:table-cell office:value-type="string" calcext:value-type="string">
            <text:p>subsquamuleux</text:p>
          </table:table-cell>
          <table:table-cell office:value-type="string" calcext:value-type="string">
            <text:p>fauve, ocre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[roux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aies, terre remuée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fongique, fruitée</text:p>
          </table:table-cell>
          <table:table-cell table:number-columns-repeated="99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4-1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ortinarius elati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, brun, rouge</text:p>
          </table:table-cell>
          <table:table-cell office:value-type="string" calcext:value-type="string">
            <text:p>violetée</text:p>
          </table:table-cell>
          <table:table-cell/>
          <table:table-cell office:value-type="string" calcext:value-type="string">
            <text:p>beige, blanc, [rouille]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guirlandes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2"/>
          <table:table-cell office:value-type="string" calcext:value-type="string">
            <text:p>inodore</text:p>
          </table:table-cell>
          <table:table-cell table:number-columns-repeated="99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4-1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ortinarius trivial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run, ocre</text:p>
          </table:table-cell>
          <table:table-cell table:number-columns-repeated="2"/>
          <table:table-cell office:value-type="string" calcext:value-type="string">
            <text:p>gris, violet, [rouille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inodore</text:p>
          </table:table-cell>
          <table:table-cell table:number-columns-repeated="99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4-1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Cortinarius delibu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jaune, ocre</text:p>
          </table:table-cell>
          <table:table-cell table:number-columns-repeated="2"/>
          <table:table-cell office:value-type="string" calcext:value-type="string">
            <text:p>lilas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table:number-columns-repeated="99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4-1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Cortinarius sal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iolet, bleu</text:p>
          </table:table-cell>
          <table:table-cell table:number-columns-repeated="2"/>
          <table:table-cell office:value-type="string" calcext:value-type="string">
            <text:p>violet, lilas, [rouille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lilas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table:number-columns-repeated="99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multiform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orange, jaune</text:p>
          </table:table-cell>
          <table:table-cell table:number-columns-repeated="2"/>
          <table:table-cell office:value-type="string" calcext:value-type="string">
            <text:p>blanc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oc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conifères</text:p>
          </table:table-cell>
          <table:table-cell table:number-columns-repeated="2"/>
          <table:table-cell office:value-type="string" calcext:value-type="string">
            <text:p>miel</text:p>
          </table:table-cell>
          <table:table-cell table:number-columns-repeated="99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4-1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rtinarius calochro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run, roux, jaune</text:p>
          </table:table-cell>
          <table:table-cell table:number-columns-repeated="2"/>
          <table:table-cell office:value-type="string" calcext:value-type="string">
            <text:p>lilas, rose, [rouille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,5 [3]</text:p>
          </table:table-cell>
          <table:table-cell table:number-columns-repeated="2"/>
          <table:table-cell office:value-type="string" calcext:value-type="string">
            <text:p>blanc, oc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4-1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rtinarius caerule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ibrilleux, vergeté</text:p>
          </table:table-cell>
          <table:table-cell office:value-type="string" calcext:value-type="string">
            <text:p>bleu, gris</text:p>
          </table:table-cell>
          <table:table-cell table:number-columns-repeated="2"/>
          <table:table-cell office:value-type="string" calcext:value-type="string">
            <text:p>violet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sub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4-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rtinarius splende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sse, [moucheté]</text:p>
          </table:table-cell>
          <table:table-cell office:value-type="string" calcext:value-type="string">
            <text:p>jaune, roux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,5 [3]</text:p>
          </table:table-cell>
          <table:table-cell/>
          <table:table-cell office:value-type="string" calcext:value-type="string">
            <text:p>marginé</text:p>
          </table:table-cell>
          <table:table-cell office:value-type="string" calcext:value-type="string">
            <text:p>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4-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rtinarius rufooliv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oux, beige, lilas</text:p>
          </table:table-cell>
          <table:table-cell table:number-columns-repeated="2"/>
          <table:table-cell office:value-type="string" calcext:value-type="string">
            <text:p>olive, (violet)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 table:number-columns-repeated="2"/>
          <table:table-cell office:value-type="string" calcext:value-type="string">
            <text:p>jaune, oc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hêtres, chênes</text:p>
          </table:table-cell>
          <table:table-cell table:number-columns-repeated="99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4-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rtinarius infrac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cidule, vergeté</text:p>
          </table:table-cell>
          <table:table-cell office:value-type="string" calcext:value-type="string">
            <text:p>brun, ocre</text:p>
          </table:table-cell>
          <table:table-cell table:number-columns-repeated="2"/>
          <table:table-cell office:value-type="string" calcext:value-type="string">
            <text:p>gris, brun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crème, bistr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orêts</text:p>
          </table:table-cell>
          <table:table-cell table:number-columns-repeated="99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larg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iscidule, fibrilleux</text:p>
          </table:table-cell>
          <table:table-cell office:value-type="string" calcext:value-type="string">
            <text:p>lilas, [ocre], [brun]</text:p>
          </table:table-cell>
          <table:table-cell table:number-columns-repeated="2"/>
          <table:table-cell office:value-type="string" calcext:value-type="string">
            <text:p>lilas, [rouille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 [3]</text:p>
          </table:table-cell>
          <table:table-cell table:number-columns-repeated="2"/>
          <table:table-cell office:value-type="string" calcext:value-type="string">
            <text:p>gris, lilas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4-1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rtinarius purpura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ribouillé</text:p>
          </table:table-cell>
          <table:table-cell office:value-type="string" calcext:value-type="string">
            <text:p>brun, roux, gris</text:p>
          </table:table-cell>
          <table:table-cell office:value-type="string" calcext:value-type="string">
            <text:p>pâle</text:p>
          </table:table-cell>
          <table:table-cell/>
          <table:table-cell office:value-type="string" calcext:value-type="string">
            <text:p>lilas, rose, [rouill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eux</text:p>
          </table:table-cell>
          <table:table-cell office:value-type="string" calcext:value-type="string">
            <text:p>sub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4-15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Cortinarius triumpha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iscidule</text:p>
          </table:table-cell>
          <table:table-cell office:value-type="string" calcext:value-type="string">
            <text:p>jaune, ocre</text:p>
          </table:table-cell>
          <table:table-cell office:value-type="string" calcext:value-type="string">
            <text:p>rousse</text:p>
          </table:table-cell>
          <table:table-cell/>
          <table:table-cell office:value-type="string" calcext:value-type="string">
            <text:p>blanc, crème, [rouille]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4-15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ortinarius 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2 [15]</text:p>
          </table:table-cell>
          <table:table-cell office:value-type="string" calcext:value-type="string">
            <text:p>hémisphérique, [étalé]</text:p>
          </table:table-cell>
          <table:table-cell office:value-type="string" calcext:value-type="string">
            <text:p>feutré, squamuleux</text:p>
          </table:table-cell>
          <table:table-cell office:value-type="string" calcext:value-type="string">
            <text:p>violet</text:p>
          </table:table-cell>
          <table:table-cell/>
          <table:table-cell office:value-type="string" calcext:value-type="string">
            <text:p>adnées</text:p>
          </table:table-cell>
          <table:table-cell office:value-type="string" calcext:value-type="string">
            <text:p>violet, [rouille]</text:p>
          </table:table-cell>
          <table:table-cell office:value-type="string" calcext:value-type="string">
            <text:p>espacées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1-2 [4]</text:p>
          </table:table-cell>
          <table:table-cell office:value-type="string" calcext:value-type="string">
            <text:p>cylindrique, clavé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huile de cèdre</text:p>
          </table:table-cell>
          <table:table-cell table:number-columns-repeated="99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venet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toneux, méchuleux</text:p>
          </table:table-cell>
          <table:table-cell office:value-type="string" calcext:value-type="string">
            <text:p>brun, jaune</text:p>
          </table:table-cell>
          <table:table-cell office:value-type="string" calcext:value-type="string">
            <text:p>enroulée</text:p>
          </table:table-cell>
          <table:table-cell/>
          <table:table-cell office:value-type="string" calcext:value-type="string">
            <text:p>jaune, [rouille]</text:p>
          </table:table-cell>
          <table:table-cell office:value-type="string" calcext:value-type="string">
            <text:p>peu serré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, 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4-15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Cortinarius bolar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hémisphérique, [plat]</text:p>
          </table:table-cell>
          <table:table-cell office:value-type="string" calcext:value-type="string">
            <text:p>velouté</text:p>
          </table:table-cell>
          <table:table-cell office:value-type="string" calcext:value-type="string">
            <text:p>jaune, rouge</text:p>
          </table:table-cell>
          <table:table-cell table:number-columns-repeated="2"/>
          <table:table-cell office:value-type="string" calcext:value-type="string">
            <text:p>ocre, [rouille]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1,5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bondan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4-15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ortinarius orellan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fibrilleux, squamuleux</text:p>
          </table:table-cell>
          <table:table-cell office:value-type="string" calcext:value-type="string">
            <text:p>roux, fauve</text:p>
          </table:table-cell>
          <table:table-cell office:value-type="string" calcext:value-type="string">
            <text:p>rabattue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jaune, [rouille]</text:p>
          </table:table-cell>
          <table:table-cell office:value-type="string" calcext:value-type="string">
            <text:p>espac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7-1,5</text:p>
          </table:table-cell>
          <table:table-cell office:value-type="string" calcext:value-type="string">
            <text:p>courbé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fauve, brun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hên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4-1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Cortinarius pale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0 [40]</text:p>
          </table:table-cell>
          <table:table-cell table:number-columns-repeated="2"/>
          <table:table-cell office:value-type="string" calcext:value-type="string">
            <text:p>brun, beige</text:p>
          </table:table-cell>
          <table:table-cell office:value-type="string" calcext:value-type="string">
            <text:p>méchules blanches</text:p>
          </table:table-cell>
          <table:table-cell/>
          <table:table-cell office:value-type="string" calcext:value-type="string">
            <text:p>brun, violet, [rouille]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fibrilleux, chiné</text:p>
          </table:table-cell>
          <table:table-cell office:value-type="string" calcext:value-type="string">
            <text:p>bru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géranium</text:p>
          </table:table-cell>
          <table:table-cell table:number-columns-repeated="99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4-15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Cortinarius pholid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conique, [convexe]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bleu, [rouille]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bondan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orêt, bouleaux, (con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4-15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Cortinarius cinnamomeolut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brilleux, feutré</text:p>
          </table:table-cell>
          <table:table-cell office:value-type="string" calcext:value-type="string">
            <text:p>brun, rouge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ifères, (feuillus)</text:p>
          </table:table-cell>
          <table:table-cell table:number-columns-repeated="2"/>
          <table:table-cell office:value-type="string" calcext:value-type="string">
            <text:p>iodée, raphanoïde</text:p>
          </table:table-cell>
          <table:table-cell table:number-columns-repeated="99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4-15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Cortinarius cinnamom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fibrilleux, squamuleux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orange, [rouill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3-0,8</text:p>
          </table:table-cell>
          <table:table-cell/>
          <table:table-cell office:value-type="string" calcext:value-type="string">
            <text:p>chiné</text:p>
          </table:table-cell>
          <table:table-cell office:value-type="string" calcext:value-type="string">
            <text:p>jaune, brun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ifères, feuillus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iodée, raphanoïde</text:p>
          </table:table-cell>
          <table:table-cell table:number-columns-repeated="99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semi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brun, jaune</text:p>
          </table:table-cell>
          <table:table-cell table:number-columns-repeated="2"/>
          <table:table-cell office:value-type="string" calcext:value-type="string">
            <text:p>roug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, roug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fières, (feuillus)</text:p>
          </table:table-cell>
          <table:table-cell table:number-columns-repeated="2"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4-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ortinarius ulig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conique, [mammelonné]</text:p>
          </table:table-cell>
          <table:table-cell office:value-type="string" calcext:value-type="string">
            <text:p>fibrilleux, soyeux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lexueus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jaune, [safran]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0,2-0,6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mares, saules</text:p>
          </table:table-cell>
          <table:table-cell office:value-type="string" calcext:value-type="string">
            <text:p>8-12</text:p>
          </table:table-cell>
          <table:table-cell table:number-columns-repeated="99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4-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ortinarius 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,5-5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rouge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rouge, [rouill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0,3-0,7</text:p>
          </table:table-cell>
          <table:table-cell table:number-columns-repeated="2"/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orêts</text:p>
          </table:table-cell>
          <table:table-cell table:number-columns-repeated="2"/>
          <table:table-cell office:value-type="string" calcext:value-type="string">
            <text:p>huile de cèdre</text:p>
          </table:table-cell>
          <table:table-cell table:number-columns-repeated="99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4-15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ortinarius tor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hémisphérique, [plat]</text:p>
          </table:table-cell>
          <table:table-cell office:value-type="string" calcext:value-type="string">
            <text:p>méchuleux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violetée, voil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violet, [rouille]</text:p>
          </table:table-cell>
          <table:table-cell office:value-type="string" calcext:value-type="string">
            <text:p>espac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5-2,5</text:p>
          </table:table-cell>
          <table:table-cell office:value-type="string" calcext:value-type="string">
            <text:p>fusoïde</text:p>
          </table:table-cell>
          <table:table-cell office:value-type="string" calcext:value-type="string">
            <text:p>chiné</text:p>
          </table:table-cell>
          <table:table-cell office:value-type="string" calcext:value-type="string">
            <text:p>beige, brun</text:p>
          </table:table-cell>
          <table:table-cell office:value-type="string" calcext:value-type="string">
            <text:p>armill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hêtr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terreuse, fruitée, raphanoïde</text:p>
          </table:table-cell>
          <table:table-cell table:number-columns-repeated="99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4-15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Cortinarius armilla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globuleux, [convexe]</text:p>
          </table:table-cell>
          <table:table-cell office:value-type="string" calcext:value-type="string">
            <text:p>fibrilleux, pelucheux</text:p>
          </table:table-cell>
          <table:table-cell office:value-type="string" calcext:value-type="string">
            <text:p>brique, brun</text:p>
          </table:table-cell>
          <table:table-cell office:value-type="string" calcext:value-type="string">
            <text:p>rouge, voil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eige, [rouill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6-15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guirlandé</text:p>
          </table:table-cell>
          <table:table-cell office:value-type="string" calcext:value-type="string">
            <text:p>orange, rouge, brun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bracel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bouleaux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4-15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Cortinarius hinnul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conique, [étalé]</text:p>
          </table:table-cell>
          <table:table-cell office:value-type="string" calcext:value-type="string">
            <text:p>soyeux, glabre</text:p>
          </table:table-cell>
          <table:table-cell office:value-type="string" calcext:value-type="string">
            <text:p>brun, roux, jaune</text:p>
          </table:table-cell>
          <table:table-cell office:value-type="string" calcext:value-type="string">
            <text:p>fissile</text:p>
          </table:table-cell>
          <table:table-cell office:value-type="string" calcext:value-type="string">
            <text:p>échancrées</text:p>
          </table:table-cell>
          <table:table-cell table:style-name="Default" office:value-type="string" calcext:value-type="string">
            <text:p>cannelle, ocre, [rouille]</text:p>
          </table:table-cell>
          <table:table-cell office:value-type="string" calcext:value-type="string">
            <text:p>très espac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5-1,5</text:p>
          </table:table-cell>
          <table:table-cell/>
          <table:table-cell office:value-type="string" calcext:value-type="string">
            <text:p>guirlandé</text:p>
          </table:table-cell>
          <table:table-cell office:value-type="string" calcext:value-type="string">
            <text:p>ocre, jaune</text:p>
          </table:table-cell>
          <table:table-cell office:value-type="string" calcext:value-type="string">
            <text:p>voil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(conifères)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terre moisie</text:p>
          </table:table-cell>
          <table:table-cell table:number-columns-repeated="994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9" office:value-type="float" office:value="1105" calcext:value-type="float">
            <text:p>1105</text:p>
          </table:table-cell>
          <table:table-cell office:value-type="string" calcext:value-type="string">
            <text:p>4-15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Cortinarius albo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mamelonné, [convexe]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lilas, bleu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gris, beige, [rouille]</text:p>
          </table:table-cell>
          <table:table-cell/>
          <table:table-cell office:value-type="string" calcext:value-type="string">
            <text:p>5-12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bondante, blanc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9" office:value-type="float" office:value="1109" calcext:value-type="float">
            <text:p>1109</text:p>
          </table:table-cell>
          <table:table-cell office:value-type="string" calcext:value-type="string">
            <text:p>4-1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ortinarius anomal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fibrilleux, soyeux</text:p>
          </table:table-cell>
          <table:table-cell office:value-type="string" calcext:value-type="string">
            <text:p>ocre, gris, brun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bleu, violet, [rouill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guirlandé</text:p>
          </table:table-cell>
          <table:table-cell office:value-type="string" calcext:value-type="string">
            <text:p>bleu, lilas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style-name="Default" office:value-type="string" calcext:value-type="string">
            <text:p>feuillus, conifères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9" office:value-type="float" office:value="149" calcext:value-type="float">
            <text:p>149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saturn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9" office:value-type="float" office:value="149" calcext:value-type="float">
            <text:p>149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salic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9" office:value-type="float" office:value="1142" calcext:value-type="float">
            <text:p>1142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decipi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9" office:value-type="float" office:value="151" calcext:value-type="float">
            <text:p>151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obtus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9" office:value-type="float" office:value="1143" calcext:value-type="float">
            <text:p>1143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durac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  <table:table-cell office:value-type="string" calcext:value-type="string">
            <text:p>Calocybe gamb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al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inocybe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Collybia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adnées, 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acer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terre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scalpturat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pard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virgatum 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saponac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panae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  <table:table-cell office:value-type="string" calcext:value-type="string">
            <text:p>Melanoleuca melaleu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fulv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popul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ustale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vacc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sulfur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auratum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frondosae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sejunc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9"/>
          <table:table-cell table:formula="of:=COUNTA([.J2:.J405])" office:value-type="float" office:value="97" calcext:value-type="float">
            <text:p>97</text:p>
          </table:table-cell>
          <table:table-cell table:number-columns-repeated="1015"/>
        </table:table-row>
        <table:table-row table:style-name="ro1" table:number-rows-repeated="1048165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etadata" table:style-name="ta1">
        <table:table-column table:style-name="co15" table:number-columns-repeated="9" table:default-cell-style-name="Default"/>
        <table:table-row table:style-name="ro1">
          <table:table-cell table:style-name="ce16" office:value-type="string" calcext:value-type="string">
            <text:p>Couleur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[puis]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(parfois)</text:p>
          </table:table-cell>
          <table:table-cell table:number-columns-repeated="8"/>
        </table:table-row>
        <table:table-row table:style-name="ro1" table:number-rows-repeated="22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blanc, [ocre]</text:p>
          </table:table-cell>
        </table:table-row>
      </table:table>
      <table:named-expressions/>
      <table:database-ranges>
        <table:database-range table:name="__Anonymous_Sheet_DB__0" table:target-range-address="Champis.A1:Champis.AF4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07T21:29:13.544000000</meta:creation-date>
    <dc:date>2023-05-27T18:34:48.437000000</dc:date>
    <meta:editing-duration>P1DT5M54S</meta:editing-duration>
    <meta:editing-cycles>288</meta:editing-cycles>
    <meta:generator>LibreOffice/7.5.1.2$Windows_X86_64 LibreOffice_project/fcbaee479e84c6cd81291587d2ee68cba099e129</meta:generator>
    <meta:document-statistic meta:table-count="2" meta:cell-count="4068" meta:object-count="0"/>
  </office:meta>
</office:document-meta>
</file>